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cbce" officeooo:paragraph-rsid="0008cbce"/>
    </style:style>
    <style:style style:name="P2" style:family="paragraph" style:parent-style-name="Standard">
      <style:text-properties fo:font-weight="bold" officeooo:rsid="0008cbce" officeooo:paragraph-rsid="0008cbc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cbce" officeooo:paragraph-rsid="0008cbce" style:font-weight-asian="bold" style:font-weight-complex="bold"/>
    </style:style>
    <style:style style:name="P4" style:family="paragraph" style:parent-style-name="Standard">
      <style:text-properties fo:font-weight="normal" officeooo:rsid="0008cbce" officeooo:paragraph-rsid="0008cbc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on technique</text:p>
      <text:p text:style-name="P1"/>
      <text:p text:style-name="P1"/>
      <text:p text:style-name="P2">Spécification technique</text:p>
      <text:p text:style-name="P4"/>
      <text:p text:style-name="P4"><text:span text:style-name="T1">Serveur</text:span>: A COMPLETER</text:p>
      <text:p text:style-name="P4"/>
      <text:p text:style-name="P4"><text:span text:style-name="T1">Front</text:span>:<text:tab/>- HTML 5</text:p>
      <text:p text:style-name="P4"><text:tab/>- CSS 3</text:p>
      <text:p text:style-name="P4"><text:tab/>- Bootstrap</text:p>
      <text:p text:style-name="P4"><text:tab/>- Javascript</text:p>
      <text:p text:style-name="P4"/>
      <text:p text:style-name="P4"><text:span text:style-name="T1">Back</text:span>:<text:tab/>- PHP 8.1</text:p>
      <text:p text:style-name="P4"><text:tab/>- PostgreSQL</text:p>
      <text:p text:style-name="P4"/>
      <text:p text:style-name="P4"/>
      <text:p text:style-name="P2">Diagramme de Cas d'utilisation</text:p>
      <text:p text:style-name="P4"/>
      <text:p text:style-name="P4">A COMPLETER</text:p>
      <text:p text:style-name="P4"/>
      <text:p text:style-name="P4"/>
      <text:p text:style-name="P2">Diagramme de séquence</text:p>
      <text:p text:style-name="P4"/>
      <text:p text:style-name="P4">A COMPLETER</text:p>
      <text:p text:style-name="P4"/>
      <text:p text:style-name="P4"/>
      <text:p text:style-name="P2">Diagramme de classe</text:p>
      <text:p text:style-name="P4"/>
      <text:p text:style-name="P4">A COMPLE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8S</meta:editing-duration>
    <meta:editing-cycles>3</meta:editing-cycles>
    <meta:generator>LibreOffice/5.2.3.3$Windows_x86 LibreOffice_project/d54a8868f08a7b39642414cf2c8ef2f228f780cf</meta:generator>
    <dc:date>2023-03-23T09:43:25.366000000</dc:date>
    <meta:document-statistic meta:table-count="0" meta:image-count="0" meta:object-count="0" meta:page-count="1" meta:paragraph-count="15" meta:word-count="40" meta:character-count="245" meta:non-whitespace-character-count="216"/>
    <meta:user-defined meta:name="Info 1"/>
    <meta:user-defined meta:name="Info 2"/>
    <meta:user-defined meta:name="Info 3"/>
    <meta:user-defined meta:name="Info 4"/>
  </office:meta>
</office:document-meta>
</file>